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2000003D000105470001006BF0F91037.wmf"/>
  <manifest:file-entry manifest:media-type="" manifest:full-path="Pictures/2000005100014F960000FFE7A6D4B824.wmf"/>
  <manifest:file-entry manifest:media-type="" manifest:full-path="Pictures/2000002900011232000100D56CA5274F.wmf"/>
  <manifest:file-entry manifest:media-type="" manifest:full-path="Pictures/200000320000543C0000FFCC73194F5F.wmf"/>
  <manifest:file-entry manifest:media-type="image/jpeg" manifest:full-path="Pictures/1000000000000102000000969BA0DD90.jpg"/>
  <manifest:file-entry manifest:media-type="" manifest:full-path="Pictures/200000E6000165300001691D45165AD4.wmf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visible-area-left="0cm" draw:visible-area-top="0cm" draw:visible-area-width="13.097cm" draw:visible-area-height="11.269cm" draw:ole-draw-aspect="1"/>
    </style:style>
    <style:style style:name="gr4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draw:stroke="solid" svg:stroke-width="0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>
      <style:graphic-properties draw:stroke="solid" svg:stroke-width="0.031cm" svg:stroke-color="#a0a0a0" draw:stroke-linejoin="miter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Padrão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Padrão-subtitle">
      <style:graphic-properties draw:stroke="none" draw:fill="none" draw:fill-color="#00cc99" draw:textarea-horizontal-align="justify" draw:textarea-vertical-align="top" draw:auto-grow-height="true" draw:auto-grow-width="false" fo:min-height="4.80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Padrão-notes">
      <style:graphic-properties draw:fill-color="#ffffff" fo:min-height="11.43cm"/>
    </style:style>
    <style:style style:name="pr4" style:family="presentation" style:parent-style-name="Padrão-title">
      <style:graphic-properties draw:auto-grow-height="true" fo:min-height="3.986cm"/>
    </style:style>
    <style:style style:name="pr5" style:family="presentation" style:parent-style-name="Padrão-outline1">
      <style:graphic-properties fo:min-height="11.515cm"/>
    </style:style>
    <style:style style:name="pr6" style:family="presentation" style:parent-style-name="Padrão-notes">
      <style:graphic-properties draw:fill-color="#ffffff" fo:min-height="11.179cm"/>
    </style:style>
    <style:style style:name="pr7" style:family="presentation" style:parent-style-name="Padrão-title">
      <style:graphic-properties fo:min-height="3.735cm"/>
    </style:style>
    <style:style style:name="pr8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3.923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12.864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2.281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9.6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Padrão-outline1">
      <style:graphic-properties draw:stroke="none" draw:fill="none" draw:fill-color="#00cc99" draw:textarea-horizontal-align="justify" draw:textarea-vertical-align="top" draw:auto-grow-height="true" draw:auto-grow-width="false" fo:min-height="5.668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9.948cm" style:use-optimal-column-width="false"/>
    </style:style>
    <style:style style:name="co2" style:family="table-column">
      <style:table-column-properties style:column-width="9.949cm" style:use-optimal-column-width="false"/>
    </style:style>
    <style:style style:name="ro1" style:family="table-row">
      <style:table-row-properties style:row-height="1.187cm"/>
    </style:style>
    <style:style style:name="ro2" style:family="table-row">
      <style:table-row-properties style:row-height="1.186cm"/>
    </style:style>
    <style:style style:name="ro3" style:family="table-row">
      <style:table-row-properties style:row-height="1.182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19cm 0cm 0.019cm" style:border-line-width-bottom="0.008cm 0cm 0.008cm" fo:border-left="0.019cm solid #000000" fo:border-right="0.008cm solid #000000" fo:border-top="0.019cm solid #000000" fo:border-bottom="0.008cm solid #000000"/>
    </style:style>
    <style:style style:name="ce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19cm 0cm 0.019cm" style:border-line-width-bottom="0.008cm 0cm 0.008cm" fo:border-left="0.008cm solid #000000" fo:border-right="0.019cm solid #000000" fo:border-top="0.019cm solid #000000" fo:border-bottom="0.008cm solid #000000"/>
    </style:style>
    <style:style style:name="ce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08cm 0cm 0.008cm" style:border-line-width-bottom="0.008cm 0cm 0.008cm" fo:border-left="0.019cm solid #000000" fo:border-right="0.008cm solid #000000" fo:border-top="0.008cm solid #000000" fo:border-bottom="0.008cm solid #000000"/>
    </style:style>
    <style:style style:name="ce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08cm 0cm 0.008cm" style:border-line-width-bottom="0.008cm 0cm 0.008cm" fo:border-left="0.008cm solid #000000" fo:border-right="0.019cm solid #000000" fo:border-top="0.008cm solid #000000" fo:border-bottom="0.008cm solid #000000"/>
    </style:style>
    <style:style style:name="ce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19cm 0cm 0.019cm" style:border-line-width-right="0.008cm 0cm 0.008cm" style:border-line-width-top="0.008cm 0cm 0.008cm" style:border-line-width-bottom="0.019cm 0cm 0.019cm" fo:border-left="0.019cm solid #000000" fo:border-right="0.008cm solid #000000" fo:border-top="0.008cm solid #000000" fo:border-bottom="0.019cm solid #000000"/>
    </style:style>
    <style:style style:name="ce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style:border-line-width-left="0.008cm 0cm 0.008cm" style:border-line-width-right="0.019cm 0cm 0.019cm" style:border-line-width-top="0.008cm 0cm 0.008cm" style:border-line-width-bottom="0.019cm 0cm 0.019cm" fo:border-left="0.008cm solid #000000" fo:border-right="0.019cm solid #000000" fo:border-top="0.008cm solid #000000" fo:border-bottom="0.019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cm" fo:margin-right="0cm" fo:margin-top="0.282cm" fo:margin-bottom="0cm" fo:line-height="90%" fo:text-indent="0cm"/>
    </style:style>
    <style:style style:name="P5" style:family="paragraph">
      <style:paragraph-properties fo:margin-left="2.063cm" fo:margin-right="0cm" fo:margin-top="0.246cm" fo:margin-bottom="0cm" fo:line-height="90%" fo:text-indent="-0.793cm"/>
    </style:style>
    <style:style style:name="P6" style:family="paragraph">
      <style:paragraph-properties fo:margin-left="0cm" fo:margin-right="0cm" fo:margin-top="0.246cm" fo:margin-bottom="0cm" fo:line-height="90%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margin-top="0.282cm" fo:margin-bottom="0cm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2.063cm" fo:margin-right="0cm" fo:margin-top="0.246cm" fo:margin-bottom="0cm" fo:line-height="100%" fo:text-indent="-0.793cm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1" style:family="paragraph">
      <style:paragraph-properties fo:margin-left="0.952cm" fo:margin-right="0cm" fo:margin-top="0.282cm" fo:margin-bottom="0cm" fo:text-indent="-0.952cm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text-indent="0cm" style:punctuation-wrap="simple" style:line-break="normal"/>
    </style:style>
    <style:style style:name="P14" style:family="paragraph">
      <style:paragraph-properties fo:margin-left="0cm" fo:margin-right="0cm" fo:margin-top="0.211cm" fo:margin-bottom="0cm" fo:line-height="90%" fo:text-indent="0cm"/>
    </style:style>
    <style:style style:name="P15" style:family="paragraph">
      <style:paragraph-properties fo:margin-left="0cm" fo:margin-right="0cm" fo:margin-top="0.176cm" fo:margin-bottom="0cm" fo:text-indent="0cm"/>
    </style:style>
    <style:style style:name="P16" style:family="paragraph">
      <style:paragraph-properties fo:margin-left="2.063cm" fo:margin-right="0cm" fo:margin-top="0.246cm" fo:margin-bottom="0cm" fo:text-indent="-0.793cm"/>
    </style:style>
    <style:style style:name="P17" style:family="paragraph">
      <style:paragraph-properties fo:margin-left="2.063cm" fo:margin-right="0cm" fo:margin-top="0.211cm" fo:margin-bottom="0cm" fo:text-indent="-0.793cm"/>
    </style:style>
    <style:style style:name="T1" style:family="text">
      <style:text-properties fo:color="#000000"/>
    </style:style>
    <style:style style:name="T2" style:family="text">
      <style:text-properties fo:font-size="28pt" fo:language="pt" fo:country="BR" style:font-size-asian="28pt" style:font-size-complex="28pt"/>
    </style:style>
    <style:style style:name="T3" style:family="text">
      <style:text-properties fo:font-family="Symbol" style:font-family-generic="roman" style:font-pitch="variable" style:font-charset="x-symbo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-25% 58%"/>
    </style:style>
    <style:style style:name="T7" style:family="text">
      <style:text-properties fo:language="pt" fo:country="BR"/>
    </style:style>
    <style:style style:name="T8" style:family="text">
      <style:text-properties fo:font-family="Arial" style:font-pitch="variable"/>
    </style:style>
    <style:style style:name="T9" style:family="text">
      <style:text-properties fo:font-family="Arial" style:font-pitch="variable" fo:font-size="26pt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weight="bold" style:font-family-asian="'Times New Roman'" style:font-pitch-asian="variable" style:font-weight-asian="bold" style:font-family-complex="'Times New Roman'" style:font-pitch-complex="variable" style:font-weight-complex="bold"/>
    </style:style>
    <style:style style:name="T12" style:family="text">
      <style:text-properties fo:language="pt" fo:country="BR" fo:font-weight="bold" style:font-family-asian="'Times New Roman'" style:font-pitch-asian="variable" style:font-weight-asian="bold" style:font-family-complex="'Times New Roman'" style:font-pitch-complex="variable" style:font-weight-complex="bold"/>
    </style:style>
    <style:style style:name="T13" style:family="text">
      <style:text-properties fo:font-size="24pt" fo:language="pt" fo:country="BR" style:font-size-asian="24pt" style:font-size-complex="24pt"/>
    </style:style>
    <style:style style:name="T14" style:family="text">
      <style:text-properties fo:font-family="Symbol" style:font-family-generic="roman" style:font-pitch="variable" style:font-charset="x-symbol" fo:font-size="24pt" fo:language="pt" fo:country="BR" style:font-size-asian="24pt" style:font-size-complex="24pt"/>
    </style:style>
    <style:style style:name="T15" style:family="text">
      <style:text-properties fo:language="pt" fo:country="BR" style:font-family-asian="'Times New Roman'" style:font-pitch-asian="variable" style:font-family-complex="'Times New Roman'" style:font-pitch-complex="variable"/>
    </style:style>
    <style:style style:name="T16" style:family="text">
      <style:text-properties fo:color="#000000" fo:font-size="20pt" style:font-size-asian="20pt" style:font-size-complex="20pt"/>
    </style:style>
    <style:style style:name="T17" style:family="text">
      <style:text-properties fo:color="#000000" fo:font-size="20pt" style:font-family-asian="'Times New Roman'" style:font-pitch-asian="variable" style:font-size-asian="20pt" style:font-family-complex="'Times New Roman'" style:font-pitch-complex="variable" style:font-size-complex="20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family="Symbol" style:font-family-generic="roman" style:font-pitch="variable" style:font-charset="x-symbol"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list text:style-name="L1">
              <text:list-header>
                <text:p text:style-name="P1"><text:span text:style-name="T1">Regras de Associação</text:span></text:p>
              </text:list-header>
            </text:list>
          </draw:text-box>
        </draw:frame>
        <draw:frame presentation:style-name="pr2" draw:text-style-name="P2" draw:layer="layout" svg:width="15.875cm" svg:height="5.063cm" svg:x="4.232cm" svg:y="9.525cm" presentation:class="subtitle" presentation:user-transformed="true">
          <draw:text-box>
            <text:list text:style-name="L1">
              <text:list-header>
                <text:p text:style-name="P3"><text:span text:style-name="T2">Álvaro Degas</text:span></text:p>
                <text:p text:style-name="P3"><text:span text:style-name="T2">alvaro_degas@yahoo.com.br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4" draw:layer="layout" svg:width="21.59cm" svg:height="4.246cm" svg:x="1.905cm" svg:y="1.158cm" presentation:class="title">
          <draw:text-box>
            <text:p>O que são</text:p>
          </draw:text-box>
        </draw:frame>
        <draw:frame presentation:style-name="pr5" draw:layer="layout" svg:width="21.59cm" svg:height="11.796cm" svg:x="1.905cm" svg:y="5.503cm" presentation:class="outline" presentation:user-transformed="true">
          <draw:text-box>
            <text:list text:style-name="L2">
              <text:list-item>
                <text:p>Sobre fraldas e cervejas</text:p>
              </text:list-item>
              <text:list-item>
                <text:p>Banco de dados de itens</text:p>
              </text:list-item>
              <text:list-item>
                <text:p>Encontrar associação entre itens</text:p>
              </text:list-item>
            </text:list>
            <text:list text:style-name="L3">
              <text:list-item>
                <text:list>
                  <text:list-item>
                    <text:p>A,B → C</text:p>
                  </text:list-item>
                  <text:list-item>
                    <text:p>“Quando ocorre os itens A e b também ocorre o item C”</text:p>
                  </text:list-item>
                  <text:list-item>
                    <text:p>Pão, Presunto → Queijo</text:p>
                  </text:list-item>
                  <text:list-item>
                    <text:p>Fralda → Cervej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Regras de associação</text:p>
          </draw:text-box>
        </draw:frame>
        <draw:frame presentation:style-name="pr5" draw:layer="layout" svg:width="21.59cm" svg:height="13.799cm" svg:x="1.905cm" svg:y="4.203cm" presentation:class="outline" presentation:user-transformed="true">
          <draw:text-box>
            <text:list text:style-name="L2">
              <text:list-item>
                <text:p>Uma regra pode se referir a muitos ou poucos itens do conjunto de treinamento</text:p>
              </text:list-item>
            </text:list>
            <text:list text:style-name="L3">
              <text:list-item>
                <text:list>
                  <text:list-item>
                    <text:p>Televisão 70” → Papel Higiênico</text:p>
                    <text:list>
                      <text:list-item>
                        <text:p>Mas apenas uma TV foi vendida...</text:p>
                      </text:list-item>
                    </text:list>
                  </text:list-item>
                  <text:list-item>
                    <text:p>Suporte da regra</text:p>
                  </text:list-item>
                </text:list>
              </text:list-item>
            </text:list>
            <text:list text:style-name="L2">
              <text:list-item>
                <text:p>Uma regra pode ser muito ou pouco acurada</text:p>
              </text:list-item>
            </text:list>
            <text:list text:style-name="L3">
              <text:list-item>
                <text:list>
                  <text:list-item>
                    <text:p>Presunto → Queijo</text:p>
                    <text:list>
                      <text:list-item>
                        <text:p>70% dos que compram presunto também compram queijo</text:p>
                      </text:list-item>
                    </text:list>
                  </text:list-item>
                  <text:list-item>
                    <text:p>Confiança da reg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Observações</text:p>
          </draw:text-box>
        </draw:frame>
        <draw:frame presentation:style-name="pr5" draw:layer="layout" svg:width="21.59cm" svg:height="12.919cm" svg:x="1.905cm" svg:y="4.303cm" presentation:class="outline" presentation:user-transformed="true">
          <draw:text-box>
            <text:list text:style-name="L2">
              <text:list-item>
                <text:p>Os valores de confiança e suporte são baseados no que é observado do conjunto de treinamento.</text:p>
              </text:list-item>
              <text:list-item>
                <text:p>A confiança de A → B não é a mesma de B → A</text:p>
              </text:list-item>
            </text:list>
            <text:list text:style-name="L3">
              <text:list-item>
                <text:list>
                  <text:list-item>
                    <text:p>35% pessoas compram queijo, 20% compram presunto, 16% compram os dois</text:p>
                  </text:list-item>
                </text:list>
              </text:list-item>
            </text:list>
            <text:list text:style-name="L2">
              <text:list-item>
                <text:p>O suporte de A → B é o suporte do conjunto {A,B}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Regras de Associação</text:p>
              </text:list-header>
            </text:list>
          </draw:text-box>
        </draw:frame>
        <draw:frame presentation:style-name="pr8" draw:text-style-name="P2" draw:layer="layout" svg:width="21.59cm" svg:height="12.328cm" svg:x="1.905cm" svg:y="5.503cm" presentation:class="outline" presentation:user-transformed="true">
          <draw:text-box>
            <text:list text:style-name="L2">
              <text:list-item>
                <text:p text:style-name="P4">Formalmente</text:p>
              </text:list-item>
            </text:list>
            <text:list text:style-name="L4">
              <text:list-item>
                <text:list>
                  <text:list-header>
                    <text:p text:style-name="P5">A<text:span text:style-name="T3"></text:span>B, A e B conjuntos de Itens, A<text:span text:style-name="T3"></text:span>B=<text:span text:style-name="T3"></text:span></text:p>
                  </text:list-header>
                </text:list>
              </text:list-item>
            </text:list>
            <text:list text:style-name="L2">
              <text:list-item>
                <text:p text:style-name="P4">Confiança e Suporte</text:p>
              </text:list-item>
            </text:list>
            <text:list text:style-name="L3">
              <text:list-item>
                <text:list>
                  <text:list-item>
                    <text:p text:style-name="P6">A “Força” da Regra</text:p>
                  </text:list-item>
                  <text:list-item>
                    <text:p text:style-name="P6">A “Freqüência” da Regra</text:p>
                  </text:list-item>
                </text:list>
              </text:list-item>
            </text:list>
            <text:list text:style-name="L2">
              <text:list-item>
                <text:p text:style-name="P4">Definição: conjuntos frequentes</text:p>
              </text:list-item>
            </text:list>
            <text:list text:style-name="L3">
              <text:list-item>
                <text:list>
                  <text:list-item>
                    <text:p text:style-name="P6">Conjuntos de itens que aparecem uma quantidade significativa de vezes</text:p>
                  </text:list-item>
                </text:list>
              </text:list-item>
            </text:list>
            <text:list text:style-name="L2">
              <text:list-header>
                <text:p text:style-name="P4"/>
              </text:list-header>
            </text:list>
          </draw:text-box>
        </draw:frame>
        <draw:frame draw:style-name="gr2" draw:text-style-name="P7" draw:layer="layout" svg:width="3.598cm" svg:height="10.928cm" svg:x="20.955cm" svg:y="6.773cm">
          <draw:image xlink:href="Pictures/200000320000543C0000FFCC73194F5F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2" draw:layer="layout" svg:width="21.59cm" svg:height="3.985cm" svg:x="1.905cm" svg:y="0.442cm" presentation:class="title" presentation:user-transformed="true">
          <draw:text-box>
            <text:list text:style-name="L1">
              <text:list-header>
                <text:p text:style-name="P1">Métodos para Regras de Associação</text:p>
              </text:list-header>
            </text:list>
          </draw:text-box>
        </draw:frame>
        <draw:frame presentation:style-name="pr9" draw:text-style-name="P2" draw:layer="layout" svg:width="21.59cm" svg:height="14.183cm" svg:x="1.905cm" svg:y="4.233cm" presentation:class="outline" presentation:user-transformed="true">
          <draw:text-box>
            <text:list text:style-name="L2">
              <text:list-item>
                <text:p text:style-name="P8">Um modelo matemático</text:p>
              </text:list-item>
            </text:list>
            <text:list text:style-name="L3">
              <text:list-item>
                <text:list>
                  <text:list-item>
                    <text:p text:style-name="P3">Conjunto Frequente</text:p>
                    <text:list>
                      <text:list-item>
                        <text:p text:style-name="P9">Teorema 1: Se L é um CF, qualquer subconjunto de L também será.</text:p>
                      </text:list-item>
                      <text:list-item>
                        <text:p text:style-name="P9">Teorema 2: Os conjuntos frequentes e seus respectivos suportes são suficientes para se extrair as regras de associação (não é necessário mais se ler os dados originais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O Processo</text:p>
              </text:list-item>
            </text:list>
            <text:list text:style-name="L3">
              <text:list-item>
                <text:list>
                  <text:list-item>
                    <text:p text:style-name="P3">Conjuntos frequentes de tamanho 1</text:p>
                  </text:list-item>
                  <text:list-item>
                    <text:p text:style-name="P3">Conjuntos frequentes de tamanho 2 em diant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5.944cm" svg:height="6.01cm" svg:x="19.456cm" svg:y="1.27cm">
          <draw:image xlink:href="Pictures/200000E6000165300001691D45165AD4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Gerando conjuntos freqüentes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4">Candidatos a Conjuntos freqüentes de tamanho N são gerados a partir dos de tamanho N-1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Igual Prefixo (ordem lexicográfica)</text:span></text:p>
                  </text:list-item>
                  <text:list-item>
                    <text:p text:style-name="P9"><text:span text:style-name="T5">Ex: A C D e A C E geram A C D E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Conjuntos de tamanho 1 são gerados por contagem direta</text:span></text:p>
              </text:list-item>
              <text:list-item>
                <text:p text:style-name="P3"><text:span text:style-name="T4">Conjunto de tamanho 2 são combinações dos de tamanho 1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list text:style-name="L1">
              <text:list-header>
                <text:p text:style-name="P1">Fase de Poda: Eliminar candidatos</text:p>
              </text:list-header>
            </text:list>
          </draw:text-box>
        </draw:frame>
        <draw:frame presentation:style-name="pr8" draw:text-style-name="P2" draw:layer="layout" svg:width="21.59cm" svg:height="12.617cm" svg:x="1.905cm" svg:y="5.503cm" presentation:class="outline" presentation:user-transformed="true">
          <draw:text-box>
            <text:list text:style-name="L2">
              <text:list-item>
                <text:p text:style-name="P8">Pelo teorema 1, se L é CF, qualquer subconjunto de L também será</text:p>
              </text:list-item>
              <text:list-item>
                <text:p text:style-name="P8">Estratégia</text:p>
              </text:list-item>
            </text:list>
            <text:list text:style-name="L3">
              <text:list-item>
                <text:list>
                  <text:list-item>
                    <text:p text:style-name="P3">Procurar nos conjuntos de tamanho N-1 os subconjuntos de da cada candidato</text:p>
                  </text:list-item>
                  <text:list-item>
                    <text:p text:style-name="P3">Ex: A C D E só pode ser CF se C D E estiver entre os CF de tamanho 3!</text:p>
                  </text:list-item>
                  <text:list-item>
                    <text:p text:style-name="P3">Excluir os candidatos que tem subconjuntos que não estejam em F<text:span text:style-name="T6">N-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2" draw:layer="layout" svg:width="21.59cm" svg:height="3.176cm" svg:x="1.905cm" svg:y="0.634cm" presentation:class="title" presentation:user-transformed="true">
          <draw:text-box>
            <text:list text:style-name="L1">
              <text:list-header>
                <text:p text:style-name="P1">Verificação dos candidatos</text:p>
              </text:list-header>
            </text:list>
          </draw:text-box>
        </draw:frame>
        <draw:frame presentation:style-name="pr10" draw:text-style-name="P2" draw:layer="layout" svg:width="21.59cm" svg:height="13.124cm" svg:x="1.905cm" svg:y="3.809cm" presentation:class="outline" presentation:user-transformed="true">
          <draw:text-box>
            <text:list text:style-name="L2">
              <text:list-item>
                <text:p text:style-name="P4">Verifica o número de ocorrências de cada candidato e elimina os que não alcancem o suporte mínimo!</text:p>
              </text:list-item>
              <text:list-item>
                <text:p text:style-name="P4">Varrer o Banco de Dados</text:p>
              </text:list-item>
              <text:list-item>
                <text:p text:style-name="P4">Para cada transação T</text:p>
              </text:list-item>
            </text:list>
            <text:list text:style-name="L3">
              <text:list-item>
                <text:list>
                  <text:list-item>
                    <text:p text:style-name="P6">Para cada candidato c <text:span text:style-name="T3"></text:span> C<text:span text:style-name="T6">N</text:span></text:p>
                  </text:list-item>
                  <text:list-item>
                    <text:p text:style-name="P6">Se c <text:span text:style-name="T3"></text:span> T então c.suporte ++</text:p>
                  </text:list-item>
                </text:list>
              </text:list-item>
            </text:list>
            <text:list text:style-name="L2">
              <text:list-item>
                <text:p text:style-name="P4">Para cada candidato c <text:span text:style-name="T3"></text:span> C<text:span text:style-name="T6">N</text:span></text:p>
              </text:list-item>
            </text:list>
            <text:list text:style-name="L3">
              <text:list-item>
                <text:list>
                  <text:list-item>
                    <text:p text:style-name="P6">Se c.suporte &lt; mínimo então C<text:span text:style-name="T6">N</text:span> = C<text:span text:style-name="T6">N</text:span> – {c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</text:span></text:p>
              </text:list-header>
            </text:list>
          </draw:text-box>
        </draw:frame>
        <draw:frame presentation:style-name="pr8" draw:text-style-name="P2" draw:layer="layout" svg:width="21.59cm" svg:height="15.955cm" svg:x="1.905cm" svg:y="5.503cm" presentation:class="outline" presentation:user-transformed="true">
          <draw:text-box>
            <text:list text:style-name="L2">
              <text:list-item>
                <text:p text:style-name="P8">O modelo matemático implementado</text:p>
              </text:list-item>
            </text:list>
            <text:list text:style-name="L3">
              <text:list-item>
                <text:list>
                  <text:list-item>
                    <text:p text:style-name="P3">Seja o Banco de Dados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8">TID</text:span><text:span text:style-name="T8"><text:tab/></text:span><text:span text:style-name="T8">Itens</text:span><text:span text:style-name="T8"><text:tab/></text:span></text:p>
                    <text:p text:style-name="P10"><text:span text:style-name="T8">100</text:span><text:span text:style-name="T8"><text:tab/></text:span><text:span text:style-name="T8">A <text:s/>C <text:s/>D</text:span><text:span text:style-name="T8"><text:tab/></text:span></text:p>
                    <text:p text:style-name="P10"><text:span text:style-name="T8">200</text:span><text:span text:style-name="T8"><text:tab/></text:span><text:span text:style-name="T8">B <text:s/>C <text:s/>E</text:span><text:span text:style-name="T8"><text:tab/></text:span></text:p>
                    <text:p text:style-name="P10"><text:span text:style-name="T8">300</text:span><text:span text:style-name="T8"><text:tab/></text:span><text:span text:style-name="T8">A <text:s/>B <text:s/>C <text:s/>E</text:span><text:span text:style-name="T8"><text:tab/></text:span></text:p>
                    <text:p text:style-name="P10"><text:span text:style-name="T8">400</text:span><text:span text:style-name="T8"><text:tab/></text:span><text:span text:style-name="T8">B <text:s/>E</text:span><text:span text:style-name="T8"><text:tab/></text:span></text:p>
                  </text:list-header>
                </text:list>
              </text:list-item>
              <text:list-item>
                <text:p><text:span text:style-name="T9">Gerar regras com suporte &gt; 50% (2 casos) e confiança maior que 70%</text:span></text:p>
              </text:list-item>
            </text:list>
            <text:list text:style-name="L1">
              <text:list-header>
                <text:p text:style-name="P11"/>
              </text:list-header>
            </text:list>
            <text:list text:style-name="L2">
              <text:list-header>
                <text:p text:style-name="P8"/>
              </text:list-header>
            </text:list>
          </draw:text-box>
        </draw:frame>
        <draw:frame draw:style-name="gr2" draw:text-style-name="P7" draw:layer="layout" svg:width="10.023cm" svg:height="9.843cm" svg:x="14.182cm" svg:y="5.52cm">
          <draw:image xlink:href="Pictures/2000003D000105470001006BF0F91037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2" draw:layer="layout" svg:width="21.59cm" svg:height="3.176cm" svg:x="0.684cm" svg:y="1.269cm" presentation:class="title" presentation:user-transformed="true">
          <draw:text-box>
            <text:list text:style-name="L1">
              <text:list-header>
                <text:p text:style-name="P1"><text:span text:style-name="T7">O Apriori (Cont)</text:span></text:p>
              </text:list-header>
            </text:list>
          </draw:text-box>
        </draw:frame>
        <draw:frame draw:style-name="gr3" draw:layer="layout" svg:width="17.118cm" svg:height="14.733cm" svg:x="4.26cm" svg:y="3.523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Gerando Regras</text:p>
          </draw:text-box>
        </draw:frame>
        <draw:frame presentation:style-name="pr5" draw:layer="layout" svg:width="21.59cm" svg:height="13.473cm" svg:x="1.905cm" svg:y="4.003cm" presentation:class="outline" presentation:user-transformed="true">
          <draw:text-box>
            <text:list text:style-name="L2">
              <text:list-item>
                <text:p>Conjuntos de itens e seus suportes</text:p>
              </text:list-item>
            </text:list>
            <text:list text:style-name="L3">
              <text:list-item>
                <text:list>
                  <text:list-item>
                    <text:p>{A}(2) {B}(3) {C}(3) {E}(3)</text:p>
                  </text:list-item>
                  <text:list-item>
                    <text:p>{AC}(2) {BC}(2) {BE}(3) {CE}(2)</text:p>
                  </text:list-item>
                  <text:list-item>
                    <text:p>{BCE}(2)</text:p>
                  </text:list-item>
                </text:list>
              </text:list-item>
            </text:list>
            <text:list text:style-name="L2">
              <text:list-item>
                <text:p>Tomando o conjunto AC</text:p>
              </text:list-item>
            </text:list>
            <text:list text:style-name="L3">
              <text:list-item>
                <text:list>
                  <text:list-item>
                    <text:p>conf(A → C) = sup(AC)/sup(A) = 1</text:p>
                  </text:list-item>
                  <text:list-item>
                    <text:p>conf(C → A) = sup(AC)/sup(C) = 0,67</text:p>
                  </text:list-item>
                </text:list>
              </text:list-item>
            </text:list>
            <text:list text:style-name="L2">
              <text:list-item>
                <text:p>Confiança de uma regra ant → cons</text:p>
              </text:list-item>
            </text:list>
            <text:list text:style-name="L3">
              <text:list-item>
                <text:list>
                  <text:list-item>
                    <text:p>sup({ant, cons})/sup{ant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Gerando Regras</text:p>
          </draw:text-box>
        </draw:frame>
        <draw:frame presentation:style-name="pr5" draw:text-style-name="P12" draw:layer="layout" svg:width="21.59cm" svg:height="13.799cm" svg:x="1.905cm" svg:y="4.003cm" presentation:class="outline" presentation:user-transformed="true">
          <draw:text-box>
            <text:list text:style-name="L2">
              <text:list-item>
                <text:p><text:span text:style-name="T4">Conjuntos de itens e seus suport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{A}(2) {B}(3) {C}(3) {E}(3)</text:span></text:p>
                  </text:list-item>
                  <text:list-item>
                    <text:p><text:span text:style-name="T10">{AC}(2) {BC}(2) {BE}(3) {CE}(2)</text:span></text:p>
                  </text:list-item>
                  <text:list-item>
                    <text:p><text:span text:style-name="T10">{BCE}(2)</text:span></text:p>
                  </text:list-item>
                </text:list>
              </text:list-item>
            </text:list>
            <text:list text:style-name="L2">
              <text:list-item>
                <text:p><text:span text:style-name="T4">Tomando o conjunto BC</text:span></text:p>
              </text:list-item>
            </text:list>
            <text:list text:style-name="L3">
              <text:list-item>
                <text:list>
                  <text:list-item>
                    <text:p><text:span text:style-name="T10">conf(B → C) = sup(BC)/sup(B) = 0,67</text:span></text:p>
                  </text:list-item>
                  <text:list-item>
                    <text:p><text:span text:style-name="T10">conf(C → B) = sup(BC)/sup(C) = 0,67</text:span></text:p>
                  </text:list-item>
                </text:list>
              </text:list-item>
            </text:list>
            <text:list text:style-name="L2">
              <text:list-item>
                <text:p><text:span text:style-name="T4">Tomando o conjunto BE e CE</text:span></text:p>
              </text:list-item>
            </text:list>
            <text:list text:style-name="L3">
              <text:list-item>
                <text:list>
                  <text:list-item>
                    <text:p><text:span text:style-name="T10">conf(B → E) = 1; conf(E → B) = 1</text:span></text:p>
                  </text:list-item>
                  <text:list-item>
                    <text:p><text:span text:style-name="T10">Conf (C → E) = 0,67; conf(E → C) = 0,6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Gerando Regras</text:p>
          </draw:text-box>
        </draw:frame>
        <draw:frame presentation:style-name="pr5" draw:text-style-name="P12" draw:layer="layout" svg:width="21.59cm" svg:height="11.775cm" svg:x="1.905cm" svg:y="4.003cm" presentation:class="outline" presentation:user-transformed="true">
          <draw:text-box>
            <text:list text:style-name="L2">
              <text:list-item>
                <text:p><text:span text:style-name="T4">Conjuntos de itens e seus suporte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{A}(2) {B}(3) {C}(3) {E}(3)</text:span></text:p>
                  </text:list-item>
                  <text:list-item>
                    <text:p><text:span text:style-name="T10">{AC}(2) {BC}(2) {BE}(3) {CE}(2)</text:span></text:p>
                  </text:list-item>
                  <text:list-item>
                    <text:p><text:span text:style-name="T10">{BCE}(2)</text:span></text:p>
                  </text:list-item>
                </text:list>
              </text:list-item>
            </text:list>
            <text:list text:style-name="L2">
              <text:list-item>
                <text:p><text:span text:style-name="T4">Tomando o conjunto BCE</text:span></text:p>
              </text:list-item>
            </text:list>
            <text:list text:style-name="L3">
              <text:list-item>
                <text:list>
                  <text:list-item>
                    <text:p><text:span text:style-name="T10">conf(BC → E) = sup(BCE)/sup(BC) = 1</text:span></text:p>
                  </text:list-item>
                  <text:list-item>
                    <text:p><text:span text:style-name="T10">conf(BE → C) = sup(BCE)/sup(BE) = 0,67</text:span></text:p>
                  </text:list-item>
                  <text:list-item>
                    <text:p><text:span text:style-name="T10">conf(CE → B) = sup(BCE)/sup(CE) =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7" draw:layer="layout" svg:width="21.59cm" svg:height="3.995cm" svg:x="1.905cm" svg:y="1.283cm" presentation:class="title">
          <draw:text-box>
            <text:p>Final</text:p>
          </draw:text-box>
        </draw:frame>
        <draw:frame presentation:style-name="pr5" draw:layer="layout" svg:width="21.59cm" svg:height="11.775cm" svg:x="1.905cm" svg:y="5.503cm" presentation:class="outline">
          <draw:text-box>
            <text:list text:style-name="L2">
              <text:list-item>
                <text:p>Regras encontradas</text:p>
              </text:list-item>
            </text:list>
            <text:list text:style-name="L3">
              <text:list-item>
                <text:list>
                  <text:list-item>
                    <text:p>A → C (c=100%, s=50%)</text:p>
                  </text:list-item>
                  <text:list-item>
                    <text:p>B → E (c=100%, s=50%)</text:p>
                  </text:list-item>
                  <text:list-item>
                    <text:p>E → B (c=100%, s=50%)</text:p>
                  </text:list-item>
                  <text:list-item>
                    <text:p>BC → E (c=100%, s=50%)</text:p>
                  </text:list-item>
                  <text:list-item>
                    <text:p>CE → B (c=100%, s=50%)</text:p>
                  </text:list-item>
                </text:list>
              </text:list-item>
            </text:list>
            <text:list text:style-name="L2">
              <text:list-item>
                <text:p>Esforço maior: gerar conjuntos frequentes</text:p>
              </text:list-item>
            </text:list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6" draw:layer="layout" svg:width="15.239cm" svg:height="11.17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 (cont)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O apriori para regras de classificação</text:span></text:p>
              </text:list-item>
            </text:list>
            <text:list text:style-name="L3">
              <text:list-item>
                <text:list>
                  <text:list-item>
                    <text:p><text:span text:style-name="T7">Pode-se “ver” dados de uma tabela como itens!</text:span></text:p>
                  </text:list-item>
                  <text:list-item>
                    <text:p><text:span text:style-name="T7">Associa-se cada par atributo-valor a um item</text:span></text:p>
                  </text:list-item>
                  <text:list-item>
                    <text:p><text:span text:style-name="T7">O Apriori pode ser executado para encontrar regras neste conjunto de dad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 (cont)</text:span></text:p>
              </text:list-header>
            </text:list>
          </draw:text-box>
        </draw:frame>
        <draw:g>
          <draw:g>
            <draw:g>
              <draw:custom-shape draw:style-name="gr4" draw:text-style-name="P2" draw:layer="layout" svg:width="4.984cm" svg:height="1.041cm" svg:x="4.548cm" svg:y="8.411cm">
                <text:list text:style-name="L1">
                  <text:list-header>
                    <text:p text:style-name="P1"><text:span text:style-name="T11">Bairro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041cm" svg:x="4.347cm" svg:y="8.41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041cm" svg:x="9.939cm" svg:y="8.411cm">
                <text:list text:style-name="L1">
                  <text:list-header>
                    <text:p text:style-name="P1"><text:span text:style-name="T11">Renda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041cm" svg:x="9.736cm" svg:y="8.41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041cm" svg:x="15.306cm" svg:y="8.411cm">
                <text:list text:style-name="L1">
                  <text:list-header>
                    <text:p text:style-name="P1"><text:span text:style-name="T11">Sexo</text:span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041cm" svg:x="15.103cm" svg:y="8.411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84cm" svg:height="1.403cm" svg:x="4.548cm" svg:y="9.452cm">
                <text:list text:style-name="L1">
                  <text:list-header>
                    <text:p text:style-name="P1"><text:span text:style-name="T11">Bairro A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403cm" svg:x="4.347cm" svg:y="9.45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403cm" svg:x="9.939cm" svg:y="9.452cm">
                <text:list text:style-name="L1">
                  <text:list-header>
                    <text:p text:style-name="P1"><text:span text:style-name="T11">[1000,3000]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403cm" svg:x="9.736cm" svg:y="9.45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403cm" svg:x="15.306cm" svg:y="9.452cm">
                <text:list text:style-name="L1">
                  <text:list-header>
                    <text:p text:style-name="P1"><text:span text:style-name="T11">Masculino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403cm" svg:x="15.103cm" svg:y="9.45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84cm" svg:height="1.041cm" svg:x="4.548cm" svg:y="10.855cm">
                <text:list text:style-name="L1">
                  <text:list-header>
                    <text:p text:style-name="P1"><text:span text:style-name="T11">Bairro A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041cm" svg:x="4.347cm" svg:y="10.85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041cm" svg:x="9.939cm" svg:y="10.855cm">
                <text:list text:style-name="L1">
                  <text:list-header>
                    <text:p text:style-name="P1"><text:span text:style-name="T11">[0,1000]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041cm" svg:x="9.736cm" svg:y="10.85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041cm" svg:x="15.306cm" svg:y="10.855cm">
                <text:list text:style-name="L1">
                  <text:list-header>
                    <text:p text:style-name="P1"><text:span text:style-name="T11">Feminino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041cm" svg:x="15.103cm" svg:y="10.85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84cm" svg:height="1.041cm" svg:x="4.548cm" svg:y="11.896cm">
                <text:list text:style-name="L1">
                  <text:list-header>
                    <text:p text:style-name="P1"><text:span text:style-name="T11">Bairro B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041cm" svg:x="4.347cm" svg:y="11.8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041cm" svg:x="9.939cm" svg:y="11.896cm">
                <text:list text:style-name="L1">
                  <text:list-header>
                    <text:p text:style-name="P1"><text:span text:style-name="T11">[0,1000]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041cm" svg:x="9.736cm" svg:y="11.8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041cm" svg:x="15.306cm" svg:y="11.896cm">
                <text:list text:style-name="L1">
                  <text:list-header>
                    <text:p text:style-name="P1"><text:span text:style-name="T11">Masculino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041cm" svg:x="15.103cm" svg:y="11.896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84cm" svg:height="1.041cm" svg:x="4.548cm" svg:y="12.937cm">
                <text:list text:style-name="L1">
                  <text:list-header>
                    <text:p text:style-name="P1"><text:span text:style-name="T11">Bairro B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041cm" svg:x="4.347cm" svg:y="12.9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041cm" svg:x="9.939cm" svg:y="12.937cm">
                <text:list text:style-name="L1">
                  <text:list-header>
                    <text:p text:style-name="P1"><text:span text:style-name="T11">&gt; 3000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041cm" svg:x="9.736cm" svg:y="12.9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041cm" svg:x="15.306cm" svg:y="12.937cm">
                <text:list text:style-name="L1">
                  <text:list-header>
                    <text:p text:style-name="P1"><text:span text:style-name="T12">Feninino</text:span></text:p>
                    <text:p text:style-name="P13"><text:span text:style-name="T12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041cm" svg:x="15.103cm" svg:y="12.93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84cm" svg:height="1.041cm" svg:x="4.548cm" svg:y="13.979cm">
                <text:list text:style-name="L1">
                  <text:list-header>
                    <text:p text:style-name="P1"><text:span text:style-name="T11">Bairro A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88cm" svg:height="1.041cm" svg:x="4.347cm" svg:y="13.9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4.961cm" svg:height="1.041cm" svg:x="9.939cm" svg:y="13.979cm">
                <text:list text:style-name="L1">
                  <text:list-header>
                    <text:p text:style-name="P1"><text:span text:style-name="T11">[0,1000]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5.366cm" svg:height="1.041cm" svg:x="9.736cm" svg:y="13.979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4" draw:text-style-name="P2" draw:layer="layout" svg:width="5.844cm" svg:height="1.041cm" svg:x="15.306cm" svg:y="13.979cm">
                <text:list text:style-name="L1">
                  <text:list-header>
                    <text:p text:style-name="P1"><text:span text:style-name="T11">Masculino</text:span></text:p>
                    <text:p text:style-name="P13"><text:span text:style-name="T11"/></text:p>
                  </text:list-header>
                </text:list>
                <draw:enhanced-geometry svg:viewBox="0 0 21600 21600" draw:type="rectangle" draw:enhanced-path="M 0 0 L 21600 0 21600 21600 0 21600 0 0 Z N"/>
              </draw:custom-shape>
              <draw:custom-shape draw:style-name="gr5" draw:text-style-name="P2" draw:layer="layout" svg:width="6.249cm" svg:height="1.041cm" svg:x="15.103cm" svg:y="13.979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6" draw:text-style-name="P2" draw:layer="layout" svg:width="17.051cm" svg:height="6.623cm" svg:x="4.326cm" svg:y="8.405cm">
            <text:p/>
            <draw:enhanced-geometry svg:viewBox="0 0 21600 21600" draw:type="rectangle" draw:enhanced-path="M 0 0 L 21600 0 21600 21600 0 21600 0 0 Z N"/>
          </draw:custom-shape>
        </draw:g>
        <draw:frame presentation:style-name="pr11" draw:text-style-name="P2" draw:layer="layout" svg:width="21.59cm" svg:height="2.541cm" svg:x="1.905cm" svg:y="5.503cm" presentation:class="outline" presentation:user-transformed="true">
          <draw:text-box>
            <text:list text:style-name="L2">
              <text:list-item>
                <text:p text:style-name="P8">A tabela abaixo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 (cont)</text:span></text:p>
              </text:list-header>
            </text:list>
          </draw:text-box>
        </draw:frame>
        <draw:frame presentation:style-name="pr12" draw:text-style-name="P2" draw:layer="layout" svg:width="21.59cm" svg:height="10.366cm" svg:x="1.905cm" svg:y="5.502cm" presentation:class="outline" presentation:user-transformed="true">
          <draw:text-box>
            <text:list text:style-name="L2">
              <text:list-item>
                <text:p text:style-name="P6"><text:span text:style-name="T2">Ao se fazer, para efeito de execução:</text:span></text:p>
              </text:list-item>
            </text:list>
            <text:list text:style-name="L3">
              <text:list-item>
                <text:list>
                  <text:list-item>
                    <text:p text:style-name="P14"><text:span text:style-name="T13">Bairro = BairroA </text:span><text:span text:style-name="T14"></text:span><text:span text:style-name="T13"> B1</text:span></text:p>
                  </text:list-item>
                  <text:list-item>
                    <text:p text:style-name="P14"><text:span text:style-name="T13">Bairro = BairroB </text:span><text:span text:style-name="T14"></text:span><text:span text:style-name="T13"> B2</text:span></text:p>
                  </text:list-item>
                  <text:list-item>
                    <text:p text:style-name="P14"><text:span text:style-name="T13">Renda = [0,1000] </text:span><text:span text:style-name="T14"></text:span><text:span text:style-name="T13"> R1</text:span></text:p>
                  </text:list-item>
                  <text:list-item>
                    <text:p text:style-name="P14"><text:span text:style-name="T13">Renda = [1000,3000] </text:span><text:span text:style-name="T14"></text:span><text:span text:style-name="T13"> R2</text:span></text:p>
                  </text:list-item>
                  <text:list-item>
                    <text:p text:style-name="P14"><text:span text:style-name="T13">Renda = [&gt; 3000] </text:span><text:span text:style-name="T14"></text:span><text:span text:style-name="T13"> R3</text:span></text:p>
                  </text:list-item>
                  <text:list-item>
                    <text:p text:style-name="P14"><text:span text:style-name="T13">Sexo = Feminino </text:span><text:span text:style-name="T14"></text:span><text:span text:style-name="T13"> S1</text:span></text:p>
                  </text:list-item>
                  <text:list-item>
                    <text:p text:style-name="P14"><text:span text:style-name="T13">Sexo = Masculino </text:span><text:span text:style-name="T14"></text:span><text:span text:style-name="T13"> S2</text:span></text:p>
                    <text:p text:style-name="P14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 (cont)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15">Temos a lista de ItemSets abaixo</text:span></text:p>
              </text:list-item>
            </text:list>
            <text:list text:style-name="L4">
              <text:list-item>
                <text:list>
                  <text:list-header>
                    <text:p text:style-name="P5"><text:span text:style-name="T15">T1: B1,R2,S2</text:span></text:p>
                    <text:p text:style-name="P5"><text:span text:style-name="T15">T2: B1,R1,S1</text:span></text:p>
                    <text:p text:style-name="P5"><text:span text:style-name="T15">T3: B2,R1,S2</text:span></text:p>
                    <text:p text:style-name="P5"><text:span text:style-name="T15">T4: B2,R3,S1</text:span></text:p>
                    <text:p text:style-name="P5"><text:span text:style-name="T15">T5: B1,R1,S2</text:span></text:p>
                  </text:list-header>
                </text:list>
              </text:list-item>
            </text:list>
            <text:list text:style-name="L2">
              <text:list-item>
                <text:p text:style-name="P4"><text:span text:style-name="T7">Que pode ser usada como entrada para o Apriori!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</text:span></text:p>
              </text:list-header>
            </text:list>
          </draw:text-box>
        </draw:frame>
        <draw:frame presentation:style-name="pr13" draw:text-style-name="P2" draw:layer="layout" svg:width="21.59cm" svg:height="5.928cm" svg:x="1.905cm" svg:y="5.079cm" presentation:class="outline" presentation:user-transformed="true">
          <draw:text-box>
            <text:list text:style-name="L2">
              <text:list-item>
                <text:p text:style-name="P4"><text:span text:style-name="T7">Exercícios</text:span></text:p>
              </text:list-item>
              <text:list-item>
                <text:p text:style-name="P4"><text:span text:style-name="T7">Dada a lista de Itemsets abaixo, mostrar a execução do Apriori com suporte = 30% e confiança = 50%:</text:span></text:p>
              </text:list-item>
            </text:list>
          </draw:text-box>
        </draw:frame>
        <draw:frame draw:layer="layout" svg:width="19.896cm" svg:height="7.112cm" svg:x="2.54cm" svg:y="10.583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5"><text:span text:style-name="T16">TRANSAÇÃO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15"><text:span text:style-name="T16">TRANSAÇÃO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1">
                  <text:list-header>
                    <text:p text:style-name="P15"><text:span text:style-name="T17">arroz batata detergente feijão 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15"><text:span text:style-name="T17">detergente ervilha </text:span></text:p>
                  </text:list-header>
                </text:list>
              </table:table-cell>
            </table:table-row>
            <table:table-row table:style-name="ro3">
              <table:table-cell table:style-name="ce5">
                <text:list text:continue-numbering="true" text:style-name="L1">
                  <text:list-header>
                    <text:p text:style-name="P15"><text:span text:style-name="T17">batata couve detergente ervilha 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15"><text:span text:style-name="T17">arroz batata couve detergente 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continue-numbering="true" text:style-name="L1">
                  <text:list-header>
                    <text:p text:style-name="P15"><text:span text:style-name="T17">arroz batata couve</text:span><text:span text:style-name="T16"> 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15"><text:span text:style-name="T17">arroz couve ervilha </text:span></text:p>
                  </text:list-header>
                </text:list>
              </table:table-cell>
            </table:table-row>
            <table:table-row table:style-name="ro2">
              <table:table-cell table:style-name="ce9">
                <text:list text:continue-numbering="true" text:style-name="L1">
                  <text:list-header>
                    <text:p text:style-name="P15"><text:span text:style-name="T17">couve detergente feijão </text:span></text:p>
                  </text:list-header>
                </text:list>
              </table:table-cell>
              <table:table-cell table:style-name="ce10">
                <text:list text:continue-numbering="true" text:style-name="L1">
                  <text:list-header>
                    <text:p text:style-name="P15"><text:span text:style-name="T17">arroz batata couve ervilha 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continue-numbering="true" text:style-name="L1">
                  <text:list-header>
                    <text:p text:style-name="P15"><text:span text:style-name="T17">arroz batata couve</text:span><text:span text:style-name="T16"> 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15"><text:span text:style-name="T17">batata detergente 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-Tid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O Apriori faz muitas leituras do BD!</text:span></text:p>
              </text:list-item>
              <text:list-item>
                <text:p text:style-name="P8"><text:span text:style-name="T7">Criar uma lista de Tids (TidLists) para cada candidato</text:span></text:p>
              </text:list-item>
              <text:list-item>
                <text:p text:style-name="P8"><text:span text:style-name="T7">Maior que o BD original no início</text:span></text:p>
              </text:list-item>
              <text:list-item>
                <text:p text:style-name="P8"><text:span text:style-name="T7">Bem Menor no final</text:span></text:p>
              </text:list-item>
              <text:list-item>
                <text:p text:style-name="P8"><text:span text:style-name="T7">Porque?</text:span></text:p>
              </text:list-item>
            </text:list>
          </draw:text-box>
        </draw:frame>
        <draw:frame draw:style-name="gr2" draw:text-style-name="P7" draw:layer="layout" svg:width="9.45cm" svg:height="6.892cm" svg:x="15.24cm" svg:y="11.43cm">
          <draw:image xlink:href="Pictures/2000005100014F960000FFE7A6D4B824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-Tid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O BD do exemplo:</text:p>
              </text:list-item>
            </text:list>
            <text:list text:style-name="L5">
              <text:list-item>
                <text:list>
                  <text:list-header>
                    <text:p text:style-name="P10"><text:span text:style-name="T8">TID</text:span><text:span text:style-name="T8"><text:tab/></text:span><text:span text:style-name="T8">Itens</text:span><text:span text:style-name="T8"><text:tab/></text:span></text:p>
                    <text:p text:style-name="P10"><text:span text:style-name="T8">100</text:span><text:span text:style-name="T8"><text:tab/></text:span><text:span text:style-name="T8">A <text:s/>C <text:s/>D</text:span><text:span text:style-name="T8"><text:tab/></text:span></text:p>
                    <text:p text:style-name="P10"><text:span text:style-name="T8">200</text:span><text:span text:style-name="T8"><text:tab/></text:span><text:span text:style-name="T8">B <text:s/>C <text:s/>E</text:span><text:span text:style-name="T8"><text:tab/></text:span></text:p>
                    <text:p text:style-name="P10"><text:span text:style-name="T8">300</text:span><text:span text:style-name="T8"><text:tab/></text:span><text:span text:style-name="T8">A <text:s/>B <text:s/>C <text:s/>E</text:span><text:span text:style-name="T8"><text:tab/></text:span></text:p>
                    <text:p text:style-name="P10"><text:span text:style-name="T8">400</text:span><text:span text:style-name="T8"><text:tab/></text:span><text:span text:style-name="T8">B <text:s/>E</text:span><text:span text:style-name="T8"><text:tab/>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-Tid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Cria-se as listas:</text:p>
              </text:list-item>
            </text:list>
            <text:list text:style-name="L4">
              <text:list-item>
                <text:list>
                  <text:list-header>
                    <text:p text:style-name="P5">{A} <text:span text:style-name="T3"></text:span> {100} <text:span text:style-name="T3"></text:span>{300}</text:p>
                    <text:p text:style-name="P5">{B} <text:span text:style-name="T3"></text:span>{200} <text:span text:style-name="T3"></text:span>{300} <text:span text:style-name="T3"></text:span>{400}</text:p>
                    <text:p text:style-name="P5">{C} <text:span text:style-name="T3"></text:span>{100} <text:span text:style-name="T3"></text:span>{200} <text:span text:style-name="T3"></text:span>{300}</text:p>
                    <text:p text:style-name="P5">{D} <text:span text:style-name="T3"></text:span>{100}</text:p>
                    <text:p text:style-name="P5">{E} <text:span text:style-name="T3"></text:span>{200} <text:span text:style-name="T3"></text:span>{300} <text:span text:style-name="T3"></text:span>{400}</text:p>
                  </text:list-header>
                </text:list>
              </text:list-item>
            </text:list>
            <text:list text:style-name="L2">
              <text:list-item>
                <text:p text:style-name="P4">Mais simples para verificar o suporte</text:p>
              </text:list-item>
              <text:list-item>
                <text:p text:style-name="P4">Mais simples para testar candidatos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-Tid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Gerando candidatos</text:p>
              </text:list-item>
            </text:list>
            <text:list text:style-name="L4">
              <text:list-item>
                <text:list>
                  <text:list-header>
                    <text:p text:style-name="P16">{A B}?</text:p>
                    <text:p text:style-name="P16">{A} <text:span text:style-name="T3"></text:span> {<text:span text:style-name="T18">100</text:span>} <text:span text:style-name="T3"></text:span>{300}</text:p>
                    <text:p text:style-name="P16">{B} <text:span text:style-name="T3"></text:span>{<text:span text:style-name="T18">200</text:span>} <text:span text:style-name="T3"></text:span>{300} <text:span text:style-name="T3"></text:span>{<text:span text:style-name="T18">400</text:span>}</text:p>
                    <text:p text:style-name="P16">{A B} <text:span text:style-name="T3"></text:span>{300} <text:s/>- que não alcança o suporte mínim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Apriori-Tid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"><text:span text:style-name="T4">O inconveniente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 estrutura é bem maior que o BD original no início!</text:span></text:p>
                  </text:list-item>
                  <text:list-item>
                    <text:p text:style-name="P9"><text:span text:style-name="T5">Impacto na performance! (muitos falsos candidatos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4">Mas é mais leve no final!</text:span></text:p>
              </text:list-item>
            </text:list>
            <text:list text:style-name="L4">
              <text:list-item>
                <text:list>
                  <text:list-header>
                    <text:p text:style-name="P17"><text:span text:style-name="T5">{B C} </text:span><text:span text:style-name="T19"></text:span><text:span text:style-name="T5">{200} </text:span><text:span text:style-name="T19"></text:span><text:span text:style-name="T5">{300} </text:span></text:p>
                    <text:p text:style-name="P17"><text:span text:style-name="T5">{B E} </text:span><text:span text:style-name="T19"></text:span><text:span text:style-name="T5">{200} </text:span><text:span text:style-name="T19"></text:span><text:span text:style-name="T5">{300} </text:span><text:span text:style-name="T19"></text:span><text:span text:style-name="T5">{400}</text:span></text:p>
                    <text:p text:style-name="P17"><text:span text:style-name="T5">{B C E} </text:span><text:span text:style-name="T19"></text:span><text:span text:style-name="T5">{200} </text:span><text:span text:style-name="T19"></text:span><text:span text:style-name="T5">{300}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O Híbrido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<text:span text:style-name="T7">Comparativamente o Apriori-Tid é pior que o Apriori</text:span></text:p>
              </text:list-item>
              <text:list-item>
                <text:p text:style-name="P8"><text:span text:style-name="T7">Mas é melhor no final</text:span></text:p>
              </text:list-item>
              <text:list-item>
                <text:p text:style-name="P8"><text:span text:style-name="T7">Começa com o Apriori e termina com o Apriori-Tid (uma Heurística para trocar)</text:span></text:p>
              </text:list-item>
              <text:list-item>
                <text:p text:style-name="P8"><text:span text:style-name="T7">Melhor que o Apriori</text:span></text:p>
              </text:list-item>
              <text:list-item>
                <text:p text:style-name="P8"><text:span text:style-name="T7">Muito Melhor que o Apriori-Tid</text:span></text:p>
              </text:list-item>
            </text:list>
          </draw:text-box>
        </draw:frame>
        <draw:frame draw:style-name="gr2" draw:text-style-name="P7" draw:layer="layout" svg:width="6.562cm" svg:height="6.143cm" svg:x="18.838cm" svg:y="0cm">
          <draw:image xlink:href="Pictures/2000002900011232000100D56CA5274F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Partition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4"><text:span text:style-name="T7">Apriori, Apriori-Tid e Híbrido fazem muitas leituras no Banco.</text:span></text:p>
              </text:list-item>
              <text:list-item>
                <text:p text:style-name="P4"><text:span text:style-name="T7">Apenas duas leituras.</text:span></text:p>
              </text:list-item>
              <text:list-item>
                <text:p text:style-name="P4"><text:span text:style-name="T7">Particiona os dados de forma que cada partição caiba na memória principal</text:span></text:p>
              </text:list-item>
              <text:list-item>
                <text:p text:style-name="P4"><text:span text:style-name="T7">Gera-se os Conjuntos Freqüentes locais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7">Nenhum falso negativo é gerado, embora alguns falsos positivos sejam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3.598cm" svg:height="10.928cm" svg:x="20.955cm" svg:y="7.408cm">
          <draw:image xlink:href="Pictures/200000320000543C0000FFCC73194F5F.wmf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list text:style-name="L1">
              <text:list-header>
                <text:p text:style-name="P1"><text:span text:style-name="T7">O Partition (cont)</text:span></text:p>
              </text:list-header>
            </text:list>
          </draw:text-box>
        </draw:frame>
        <draw:frame presentation:style-name="pr8" draw:text-style-name="P2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8">Os Conjuntos Freqüentes locais unidos formam os Candidatos Globais</text:p>
              </text:list-item>
              <text:list-item>
                <text:p text:style-name="P8">Uma nova leitura, para se calcular o suporte efetivo de cada Candidato</text:p>
              </text:list-item>
              <text:list-item>
                <text:p text:style-name="P8">Elimina-se os de suporte abaixo do mínimo.</text:p>
              </text:list-item>
              <text:list-item>
                <text:p text:style-name="P8">Desempenho melhor com menos partições e dados distribuídos de maneira eqüitativa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4pt" fo:font-style="normal" fo:text-shadow="none" style:text-underline-style="none" fo:font-weight="normal" style:font-family-asian="SimSun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graphic-properties>
        <text:list-style style:name="Padrão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44pt" fo:font-style="normal" fo:text-shadow="none" style:text-underline-style="none" fo:font-weight="normal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60%" draw:contrast="-4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T1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 draw:page-number="5"/>
      <draw:page-thumbnail draw:layer="backgroundobjects" svg:width="8.024cm" svg:height="6.017cm" svg:x="1cm" svg:y="16.976cm" draw:page-number="6"/>
      <draw:page-thumbnail draw:layer="backgroundobjects" svg:width="8.024cm" svg:height="6.017cm" svg:x="10.025cm" svg:y="2.404cm" draw:page-number="7"/>
      <draw:page-thumbnail draw:layer="backgroundobjects" svg:width="8.024cm" svg:height="6.017cm" svg:x="10.025cm" svg:y="9.69cm" draw:page-number="8"/>
      <draw:page-thumbnail draw:layer="backgroundobjects" svg:width="8.024cm" svg:height="6.017cm" svg:x="10.025cm" svg:y="16.976cm" draw:page-number="9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úmero&gt;</text:page-number></text:p>
        </draw:text-box>
      </draw:frame>
    </style:handout-master>
    <style:master-page style:name="Padrão" style:page-layout-name="PM1" draw:style-name="Mdp1">
      <draw:frame draw:style-name="Mgr3" draw:text-style-name="MP3" draw:layer="backgroundobjects" svg:width="25.4cm" svg:height="19.05cm" svg:x="0cm" svg:y="0cm">
        <draw:image xlink:href="Pictures/1000000000000102000000969BA0DD90.jpg" xlink:type="simple" xlink:show="embed" xlink:actuate="onLoad">
          <text:p/>
        </draw:image>
      </draw:frame>
      <draw:frame presentation:style-name="Padrão-title" draw:layer="backgroundobjects" svg:width="21.59cm" svg:height="3.985cm" svg:x="1.905cm" svg:y="1.288cm" presentation:class="title" presentation:placeholder="true">
        <draw:text-box/>
      </draw:frame>
      <draw:frame presentation:style-name="Padrão-outline1" draw:layer="backgroundobjects" svg:width="21.59cm" svg:height="11.765cm" svg:x="1.905cm" svg:y="5.503cm" presentation:class="outline" presentation:placeholder="true">
        <draw:text-box/>
      </draw:frame>
      <draw:frame presentation:style-name="Mpr1" draw:layer="backgroundobjects" svg:width="5.292cm" svg:height="1.277cm" svg:x="1.905cm" svg:y="17.357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4cm" svg:height="1.277cm" svg:x="8.678cm" svg:y="17.357cm" presentation:class="footer">
        <draw:text-box>
          <text:list text:style-name="ML1">
            <text:list-header>
              <text:p><text:span text:style-name="MT1"><presentation:footer/></text:span></text:p>
            </text:list-header>
          </text:list>
        </draw:text-box>
      </draw:frame>
      <draw:frame presentation:style-name="Mpr1" draw:layer="backgroundobjects" svg:width="5.292cm" svg:height="1.277cm" svg:x="18.203cm" svg:y="17.357cm" presentation:class="page-number">
        <draw:text-box>
          <text:list text:style-name="ML1">
            <text:list-header>
              <text:p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cm" svg:height="0cm" svg:x="0cm" svg:y="1.93cm" presentation:class="page"/>
        <draw:frame presentation:style-name="Padrã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Regras de Associação</dc:title>
    <meta:initial-creator>Degas</meta:initial-creator>
    <meta:creation-date>2004-09-17T17:42:28</meta:creation-date>
    <dc:creator>Degas Maciegas</dc:creator>
    <dc:date>2013-05-16T08:52:47.77</dc:date>
    <meta:editing-cycles>18</meta:editing-cycles>
    <meta:editing-duration>PT01H11M50S</meta:editing-duration>
    <meta:generator>BrOffice.org/3.2$Win32 OpenOffice.org_project/320m18$Build-9502</meta:generator>
    <meta:document-statistic meta:object-count="194"/>
  </office:meta>
</office:document-meta>
</file>